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8" style:family="paragraph" style:parent-style-name="Listenabsatz" style:list-style-name="L1"/>
    <style:style style:name="P9" style:family="paragraph" style:parent-style-name="Standard" style:master-page-name="MP0">
      <style:paragraph-properties style:page-number="auto" fo:break-before="page"/>
    </style:style>
    <style:style style:name="P10"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5">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fo:font-weight="bold" style:font-weight-asian="bold"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Absatz-Standardschriftart"><text:span text:style-name="T1">Team</text:span></text:span>: 4, Dino Buskulic, Milena Dreier</text:p>
      <text:p text:style-name="Standard"><text:span text:style-name="Absatz-Standardschriftart"><text:span text:style-name="T1">Aufgabenaufteilung</text:span></text:span>: </text:p>
      <text:list xml:id="list6932440566429781190" text:style-name="L1">
        <text:list-item>
          <text:p text:style-name="P8">Alles wurde gemeinsam erarbeitet</text:p>
          <text:p text:style-name="P8"/>
        </text:list-item>
      </text:list>
      <text:p text:style-name="Standard"><text:span text:style-name="Absatz-Standardschriftart"><text:span text:style-name="T1">Quellenangaben</text:span></text:span>: Praktikumsaufgabe</text:p>
      <text:p text:style-name="Standard"><text:span text:style-name="Absatz-Standardschriftart"><text:span text:style-name="T1">Aktueller Stand</text:span></text:span>: Sequenzdiagramm für den Ablauf der Kommunikation zwischen Server und Editor, Server und Reader.Zusätzlich ein Sequenzdiagramm für die Kommunikation innherhalb des Servers. Komponentendiagramm für Server und Client.</text:p>
      <text:p text:style-name="Standard"><text:span text:style-name="Absatz-Standardschriftart"><text:span text:style-name="T1">Entwurf</text:span></text:span>:</text:p>
      <text:p text:style-name="P1">Funktionalität Server:</text:p>
      <text:p text:style-name="P3">Der Server holt sich beim Start seine Parameter über die eingebundene .cfg Datei und setzt somit seinen <text:span text:style-name="T2">Namen</text:span>, <text:span text:style-name="T2">Lebenszeit</text:span>, <text:span text:style-name="T2">Lebenszeit</text:span> <text:span text:style-name="T2">des</text:span> <text:span text:style-name="T2">Clients</text:span> (wie lange der Client in der Liste bekannt sein soll), die <text:span text:style-name="T2">Maximale</text:span> <text:span text:style-name="T2">Größe</text:span> <text:span text:style-name="T2">der</text:span> <text:span text:style-name="T2">DLQ. </text:span></text:p>
      <text:p text:style-name="P4"><text:span text:style-name="T6">Schnittstellen</text:span><text:span text:style-name="T2">:</text:span></text:p>
      <text:p text:style-name="P3">Für die Kommunikation mit dem Client bietet der Server folgende (fest vorgegebene) <text:span text:style-name="T2">Schnittstellen</text:span> an:</text:p>
      <text:list xml:id="list644451029806515617" text:style-name="L3">
        <text:list-item>
          <text:p text:style-name="P10">getmsgid → Reserviert dem Client eine Nummer für die nächste Nachricht</text:p>
        </text:list-item>
        <text:list-item>
          <text:p text:style-name="P10">dropmessage → Bekommt vom Client eine Nachricht</text:p>
        </text:list-item>
        <text:list-item>
          <text:p text:style-name="P10">getmessages → Anfrage der aktuellen Nachricht in der DLQ vom Client</text:p>
        </text:list-item>
      </text:list>
      <text:p text:style-name="P3">Die eigentliche Funktionalität besteht darin, intern die Nachrichten, die vom Client erhalten werden in zwei verschiedenen Queues zu verwalten. Die Nachrichten die ankommen, werden erst in die <text:span text:style-name="T2">HBQ</text:span> (<text:span text:style-name="T5">H</text:span><text:span text:style-name="T4">old</text:span><text:span text:style-name="T5">B</text:span><text:span text:style-name="T4">ack</text:span><text:span text:style-name="T5">Q</text:span><text:span text:style-name="T4">ueue</text:span>) aufgenommen. </text:p>
      <text:p text:style-name="P3">Anschließend wird geprüft ob die Nachricht in die <text:span text:style-name="T2">DLQ</text:span> (<text:span text:style-name="T5">D</text:span><text:span text:style-name="T4">elivery</text:span><text:span text:style-name="T5">Q</text:span><text:span text:style-name="T4">ueue</text:span>) verschoben werden kann oder nicht. Zusätzlich soll der Server bekannte Clients verwalten. Wenn ein Client zum ersten Mal eine Anfrage stellt, wird er in eine Liste eingetragen, zusätzlich merkt sich der Server den letzten Wert (<text:span text:style-name="T2">Nachrichtennummer</text:span>) den der Client erhalten hat. Wenn der Client bei einer Anfrage bereits bekannt ist, wird der Wert aus der Liste geholt.</text:p>
      <text:p text:style-name="P2">ADT´s:</text:p>
      <text:p text:style-name="P5">Für beide Queues werden entweder sortierte Listen benutzt oder Dictionarys (wird beim Implementieren geprüft) .Für die Liste der Clients bietet sich auch das Dictionary an. Dadurch kann die PID des Clients und die Nummer der letzten abgelieferten Nachricht gespeichert werden.</text:p>
      <text:p text:style-name="P5"><text:span text:style-name="T2">HBQ →Sortierte Liste</text:span></text:p>
      <text:p text:style-name="P7">DLQ →<text:span text:style-name="T3">Sortierte Liste</text:span></text:p>
      <text:p text:style-name="P7">Clients → <text:span text:style-name="T3">Dictionary mit Key Value Paar</text:span></text:p>
      <text:p text:style-name="P5"/>
      <text:p text:style-name="P2"><text:soft-page-break/>Timouts prüfen</text:p>
      <text:p text:style-name="P5"><text:span text:style-name="T2">ServerTimeout</text:span> (Beenden des Servers): Ein eigener Timer prüft ob die Differenz der letzten Client Anfrage zur Systemzeit länger als die vorgegebene Wartezeit ist und beendet in dem Fall den Server.</text:p>
      <text:p text:style-name="P5"><text:span text:style-name="T2">ClientTimout</text:span> (Vergessen der Clients): Ein Timer prüft alle x (Wert aus .cfg File) Sekunden ob die Differenz des Zeitstempels und des in der Liste hinterlegten Zeitstempels für den Client den Wert x überschritten hat.</text:p>
      <text:p text:style-name="P6">Fehlernachricht erstellen</text:p>
      <text:p text:style-name="P5">Wenn nach dem einfügen einer Nachricht in die HBQ die maximale Größe der HBQ erreicht ist, wird eine Fehlertextzeile erstellt.</text:p>
      <text:p text:style-name="P1">Funktionalität Client:</text:p>
      <text:p text:style-name="P3">Der Client wird mit einem Parameter gestartet, der den <text:span text:style-name="T2">Namen des Servers</text:span> festlegt. Zusätzlich holt sich der Client aus der eingebetteten .cfg Datei die Parameter für die Werte <text:span text:style-name="T2">Anzahl</text:span> <text:span text:style-name="T2">der</text:span> <text:span text:style-name="T2">zu</text:span> <text:span text:style-name="T2">startenden</text:span> <text:span text:style-name="T2">Clients</text:span>, der <text:span text:style-name="T2">Lebenszeit eines Clients</text:span> und dem <text:span text:style-name="T2">Zeitintervall für das warten in einem Sendevorgang.</text:span></text:p>
      <text:p text:style-name="P3">Der Client hat zunächst 2 Zustände:</text:p>
      <text:list xml:id="list2576219679656967466" text:style-name="L5">
        <text:list-item>
          <text:p text:style-name="P11">Redakteur-Zustand (Editor)</text:p>
        </text:list-item>
        <text:list-item>
          <text:p text:style-name="P11">Lese-Zustand (Reader)</text:p>
        </text:list-item>
      </text:list>
      <text:p text:style-name="P3">Zu Anfang, startet der Client im Redakteur-Zustand. Dort führt er seinen Sendevorgang aus und ladet Nachriten beim Server ab. Nachdem er den den Sendevorgang im Loop abgeschlossen hat, berechnet er seinen TimeoutValue neu. Der Wert wird per Zufall, entweder um 50% reduziert oder aber erhöht. Jedoch wird niemals die Untergrenze (1 Sekunde) unterschritten. Nach dem Sendevorgang im Redakteur-Zustand, werden die Nachrichtennummern gespeichert die verschickt wurden, um später entscheiden zu können welche Nachrichten tatsächlich beim Server gelandet sind und welche verloren gegangen sind. Zusätzlich soll der Redakteur-Client nach jedem Sendezyklus (5 x Senden) sich zwar eine Nummer vom Server holen, die Nachricht aber nicht abschicken. </text:p>
      <text:p text:style-name="P2">ADT´s</text:p>
      <text:p text:style-name="P5"><text:span text:style-name="T2">Messagenumbermanager</text:span>: Liste für die Verwaltung der eigenen Nachrichtennummern</text:p>
      <text:p text:style-name="P5"/>
      <text:p text:style-name="P2">Timeouts prüfen</text:p>
      <text:p text:style-name="P7">ClientTimeout <text:span text:style-name="T3">(Lebenszeit des Clients)</text:span>: <text:span text:style-name="T3">Ein Timer der nach der im .cfg Datei hinterlegten Lebenszeit den Client termini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fo:text-shadow="none" style:text-underline-style="none" fo:font-weight="normal" style:letter-kerning="fals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Listenabsatz" style:family="paragraph" style:parent-style-name="Standard">
      <style:paragraph-properties fo:margin="100%"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499cm"/>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initial-creator>Prof. Dr. Klauck</meta:initial-creator>
    <meta:creation-date>2012-12-06T20:22:00Z</meta:creation-date>
    <dc:date>2013-10-04T21:50:06</dc:date>
    <meta:editing-cycles>9</meta:editing-cycles>
    <meta:editing-duration>PT4H6M4S</meta:editing-duration>
    <meta:document-statistic meta:table-count="0" meta:image-count="0" meta:object-count="0" meta:page-count="2" meta:paragraph-count="35" meta:word-count="560" meta:character-count="3881"/>
    <meta:template xlink:type="simple" xlink:actuate="onRequest" xlink:title="" xlink:href="../../../../../../../Dropbox/VSP2013/Praktikum%201/PFormal.odt/Normal.dotm"/>
  </office:meta>
</office:document-meta>
</file>